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54mm"/>
    </style:style>
    <style:style style:name="co2" style:family="table-column">
      <style:table-column-properties fo:break-before="auto" style:column-width="46.16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15.2mm"/>
    </style:style>
    <style:style style:name="co5" style:family="table-column">
      <style:table-column-properties fo:break-before="auto" style:column-width="22.93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9.67mm"/>
    </style:style>
    <style:style style:name="co10" style:family="table-column">
      <style:table-column-properties fo:break-before="auto" style:column-width="121.9mm"/>
    </style:style>
    <style:style style:name="co11" style:family="table-column">
      <style:table-column-properties fo:break-before="auto" style:column-width="44.79mm"/>
    </style:style>
    <style:style style:name="co12" style:family="table-column">
      <style:table-column-properties fo:break-before="auto" style:column-width="48.65mm"/>
    </style:style>
    <style:style style:name="co13" style:family="table-column">
      <style:table-column-properties fo:break-before="auto" style:column-width="40.62mm"/>
    </style:style>
    <style:style style:name="co14" style:family="table-column">
      <style:table-column-properties fo:break-before="auto" style:column-width="51.42mm"/>
    </style:style>
    <style:style style:name="co15" style:family="table-column">
      <style:table-column-properties fo:break-before="auto" style:column-width="46.44mm"/>
    </style:style>
    <style:style style:name="co16" style:family="table-column">
      <style:table-column-properties fo:break-before="auto" style:column-width="111.69mm"/>
    </style:style>
    <style:style style:name="co17" style:family="table-column">
      <style:table-column-properties fo:break-before="auto" style:column-width="20.18mm"/>
    </style:style>
    <style:style style:name="co18" style:family="table-column">
      <style:table-column-properties fo:break-before="auto" style:column-width="2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3" style:family="table-cell" style:parent-style-name="Default" style:data-style-name="N112"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7" table:default-cell-style-name="ce2"/>
        <table:table-column table:style-name="co7" table:default-cell-style-name="ce4"/>
        <table:table-column table:style-name="co9" table:default-cell-style-name="Default"/>
        <table:table-column table:style-name="co10" table:default-cell-style-name="Default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RAMPS killer BOM</text:p>
          </table:table-cell>
          <table:table-cell table:style-name="ce1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anufacturer part #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Farnell #</text:p>
          </table:table-cell>
          <table:table-cell table:style-name="ce3" office:value-type="string" calcext:value-type="string">
            <text:p>Mouser #</text:p>
          </table:table-cell>
          <table:table-cell table:style-name="ce3" office:value-type="string" calcext:value-type="string">
            <text:p>RS #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Toby</text:p>
          </table:table-cell>
          <table:table-cell table:style-name="ce3" office:value-type="string" calcext:value-type="string">
            <text:p>Price ea 100</text:p>
          </table:table-cell>
          <table:table-cell table:style-name="ce5" office:value-type="string" calcext:value-type="string">
            <text:p>Line cost</text:p>
          </table:table-cell>
          <table:table-cell/>
          <table:table-cell table:style-name="ce1" office:value-type="string" calcext:value-type="string">
            <text:p>Notes</text:p>
          </table:table-cell>
          <table:table-cell table:style-name="ce1" table:number-columns-repeated="1011"/>
        </table:table-row>
        <table:table-row table:style-name="ro1">
          <table:table-cell table:style-name="ce1" table:number-columns-repeated="5"/>
          <table:table-cell table:style-name="ce3" table:number-columns-repeated="5"/>
          <table:table-cell table:style-name="ce5"/>
          <table:table-cell/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MD parts</text:p>
          </table:table-cell>
          <table:table-cell table:style-name="ce1" table:number-columns-repeated="4"/>
          <table:table-cell table:style-name="ce3" table:number-columns-repeated="5"/>
          <table:table-cell table:style-name="ce5"/>
          <table:table-cell/>
          <table:table-cell table:style-name="ce1"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ATSAM4S4BA-AU</text:p>
          </table:table-cell>
          <table:table-cell office:value-type="string" calcext:value-type="string">
            <text:p>LQFP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841656" calcext:value-type="float">
            <text:p>1841656</text:p>
          </table:table-cell>
          <table:table-cell table:number-columns-repeated="4"/>
          <table:table-cell office:value-type="currency" office:currency="GBP" office:value="3.35" calcext:value-type="currency">
            <text:p>£3.350</text:p>
          </table:table-cell>
          <table:table-cell table:formula="of:=[.D7]*[.J7]" office:value-type="currency" office:currency="GBP" office:value="3.35" calcext:value-type="currency">
            <text:p>£3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ffer, inverting</text:p>
          </table:table-cell>
          <table:table-cell office:value-type="string" calcext:value-type="string">
            <text:p>74HCT04</text:p>
          </table:table-cell>
          <table:table-cell office:value-type="string" calcext:value-type="string">
            <text:p>TSSOP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342495" calcext:value-type="float">
            <text:p>2342495</text:p>
          </table:table-cell>
          <table:table-cell table:number-columns-repeated="4"/>
          <table:table-cell office:value-type="currency" office:currency="GBP" office:value="0.0528" calcext:value-type="currency">
            <text:p>£0.053</text:p>
          </table:table-cell>
          <table:table-cell table:formula="of:=[.D8]*[.J8]" office:value-type="currency" office:currency="GBP" office:value="0.0528" calcext:value-type="currency">
            <text:p>£0.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3V LDO regulator</text:p>
          </table:table-cell>
          <table:table-cell office:value-type="string" calcext:value-type="string">
            <text:p>XC6206P332MR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796980" calcext:value-type="float">
            <text:p>8796980</text:p>
          </table:table-cell>
          <table:table-cell table:number-columns-repeated="4"/>
          <table:table-cell office:value-type="currency" office:currency="GBP" office:value="0.202" calcext:value-type="currency">
            <text:p>£0.202</text:p>
          </table:table-cell>
          <table:table-cell table:formula="of:=[.D9]*[.J9]" office:value-type="currency" office:currency="GBP" office:value="0.202" calcext:value-type="currency">
            <text:p>£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wer mosfet</text:p>
          </table:table-cell>
          <table:table-cell office:value-type="string" calcext:value-type="string">
            <text:p>IPD036N04L G</text:p>
          </table:table-cell>
          <table:table-cell office:value-type="string" calcext:value-type="string">
            <text:p>DPA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775568" calcext:value-type="float">
            <text:p>1775568</text:p>
          </table:table-cell>
          <table:table-cell table:number-columns-repeated="4"/>
          <table:table-cell office:value-type="currency" office:currency="GBP" office:value="0.581" calcext:value-type="currency">
            <text:p>£0.581</text:p>
          </table:table-cell>
          <table:table-cell table:formula="of:=[.D10]*[.J10]" office:value-type="currency" office:currency="GBP" office:value="0.581" calcext:value-type="currency">
            <text:p>£0.58</text:p>
          </table:table-cell>
          <table:table-cell/>
          <table:table-cell office:value-type="string" calcext:value-type="string">
            <text:p>For heated b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wer mosfet</text:p>
          </table:table-cell>
          <table:table-cell office:value-type="string" calcext:value-type="string">
            <text:p>NTD5804NT4G</text:p>
          </table:table-cell>
          <table:table-cell office:value-type="string" calcext:value-type="string">
            <text:p>DPAK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317609" calcext:value-type="float">
            <text:p>2317609</text:p>
          </table:table-cell>
          <table:table-cell table:number-columns-repeated="4"/>
          <table:table-cell office:value-type="currency" office:currency="GBP" office:value="0.176" calcext:value-type="currency">
            <text:p>£0.176</text:p>
          </table:table-cell>
          <table:table-cell table:formula="of:=[.D11]*[.J11]" office:value-type="currency" office:currency="GBP" office:value="0.352" calcext:value-type="currency">
            <text:p>£0.35</text:p>
          </table:table-cell>
          <table:table-cell/>
          <table:table-cell office:value-type="string" calcext:value-type="string">
            <text:p>For hot 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IRLML6344TRPBF</text:p>
          </table:table-cell>
          <table:table-cell office:value-type="string" calcext:value-type="string">
            <text:p>SOT2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857299" calcext:value-type="float">
            <text:p>1857299</text:p>
          </table:table-cell>
          <table:table-cell table:number-columns-repeated="4"/>
          <table:table-cell office:value-type="currency" office:currency="GBP" office:value="0.115" calcext:value-type="currency">
            <text:p>£0.115</text:p>
          </table:table-cell>
          <table:table-cell table:formula="of:=[.D12]*[.J12]" office:value-type="currency" office:currency="GBP" office:value="0.23" calcext:value-type="currency">
            <text:p>£0.23</text:p>
          </table:table-cell>
          <table:table-cell/>
          <table:table-cell office:value-type="string" calcext:value-type="string">
            <text:p>For fans and serv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V 1A voltage regulator 7805</text:p>
          </table:table-cell>
          <table:table-cell office:value-type="string" calcext:value-type="string">
            <text:p>KA7805AETU</text:p>
          </table:table-cell>
          <table:table-cell office:value-type="string" calcext:value-type="string">
            <text:p>TO2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64483" calcext:value-type="float">
            <text:p>1564483</text:p>
          </table:table-cell>
          <table:table-cell table:number-columns-repeated="4"/>
          <table:table-cell office:value-type="currency" office:currency="GBP" office:value="0.278" calcext:value-type="currency">
            <text:p>£0.278</text:p>
          </table:table-cell>
          <table:table-cell table:formula="of:=[.D13]*[.J13]" office:value-type="currency" office:currency="GBP" office:value="0.278" calcext:value-type="currency">
            <text:p>£0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D red SMD</text:p>
          </table:table-cell>
          <table:table-cell office:value-type="string" calcext:value-type="string">
            <text:p>KP-1608SURCK</text:p>
          </table:table-cell>
          <table:table-cell office:value-type="string" calcext:value-type="string">
            <text:p>SMD 60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290329" calcext:value-type="float">
            <text:p>2290329</text:p>
          </table:table-cell>
          <table:table-cell table:number-columns-repeated="4"/>
          <table:table-cell office:value-type="currency" office:currency="GBP" office:value="0.0464" calcext:value-type="currency">
            <text:p>£0.046</text:p>
          </table:table-cell>
          <table:table-cell table:formula="of:=[.D14]*[.J14]" office:value-type="currency" office:currency="GBP" office:value="0.1856" calcext:value-type="currency">
            <text:p>£0.19</text:p>
          </table:table-cell>
          <table:table-cell/>
          <table:table-cell office:value-type="string" calcext:value-type="string">
            <text:p>No endstop LE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SS13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861425" calcext:value-type="float">
            <text:p>1861425</text:p>
          </table:table-cell>
          <table:table-cell table:number-columns-repeated="4"/>
          <table:table-cell office:value-type="currency" office:currency="GBP" office:value="0.0557" calcext:value-type="currency">
            <text:p>£0.056</text:p>
          </table:table-cell>
          <table:table-cell table:formula="of:=[.D15]*[.J15]" office:value-type="currency" office:currency="GBP" office:value="0.1114" calcext:value-type="currency">
            <text:p>£0.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MHz crystal SMD</text:p>
          </table:table-cell>
          <table:table-cell/>
          <table:table-cell office:value-type="string" calcext:value-type="string">
            <text:p>HC49-S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814-9510P</text:p>
          </table:table-cell>
          <table:table-cell table:number-columns-repeated="2"/>
          <table:table-cell office:value-type="currency" office:currency="GBP" office:value="0.138" calcext:value-type="currency">
            <text:p>£0.138</text:p>
          </table:table-cell>
          <table:table-cell table:formula="of:=[.D16]*[.J16]" office:value-type="currency" office:currency="GBP" office:value="0.138" calcext:value-type="currency">
            <text:p>£0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 USB B connector</text:p>
          </table:table-cell>
          <table:table-cell office:value-type="string" calcext:value-type="string">
            <text:p>Molex 47346-000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568026" calcext:value-type="float">
            <text:p>1568026</text:p>
          </table:table-cell>
          <table:table-cell table:number-columns-repeated="4"/>
          <table:table-cell office:value-type="currency" office:currency="GBP" office:value="0.544" calcext:value-type="currency">
            <text:p>£0.544</text:p>
          </table:table-cell>
          <table:table-cell table:formula="of:=[.D17]*[.J17]" office:value-type="currency" office:currency="GBP" office:value="0.544" calcext:value-type="currency">
            <text:p>£0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 SD card socket</text:p>
          </table:table-cell>
          <table:table-cell office:value-type="string" calcext:value-type="string">
            <text:p>Amphenol 114-00841-68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293708" calcext:value-type="float">
            <text:p>2293708</text:p>
          </table:table-cell>
          <table:table-cell table:number-columns-repeated="4"/>
          <table:table-cell office:value-type="currency" office:currency="GBP" office:value="0.536" calcext:value-type="currency">
            <text:p>£0.536</text:p>
          </table:table-cell>
          <table:table-cell table:formula="of:=[.D18]*[.J18]" office:value-type="currency" office:currency="GBP" office:value="0.536" calcext:value-type="currency">
            <text:p>£0.54</text:p>
          </table:table-cell>
          <table:table-cell/>
          <table:table-cell office:value-type="string" calcext:value-type="string">
            <text:p>I'm open to other sugges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istors, capacitors various</text:p>
          </table:table-cell>
          <table:table-cell/>
          <table:table-cell office:value-type="string" calcext:value-type="string">
            <text:p>SMD 0603</text:p>
          </table:table-cell>
          <table:table-cell office:value-type="float" office:value="36" calcext:value-type="float">
            <text:p>36</text:p>
          </table:table-cell>
          <table:table-cell table:style-name="Default"/>
          <table:table-cell table:number-columns-repeated="4"/>
          <table:table-cell office:value-type="currency" office:currency="GBP" office:value="0.01" calcext:value-type="currency">
            <text:p>£0.010</text:p>
          </table:table-cell>
          <table:table-cell table:formula="of:=[.D19]*[.J19]" office:value-type="currency" office:currency="GBP" office:value="0.36" calcext:value-type="currency">
            <text:p>£0.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uF 35V SMD aluminium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1973347" calcext:value-type="float">
            <text:p>1973347</text:p>
          </table:table-cell>
          <table:table-cell table:number-columns-repeated="4"/>
          <table:table-cell office:value-type="currency" office:currency="GBP" office:value="0.103" calcext:value-type="currency">
            <text:p>£0.103</text:p>
          </table:table-cell>
          <table:table-cell table:formula="of:=[.D20]*[.J20]" office:value-type="currency" office:currency="GBP" office:value="1.03" calcext:value-type="currency">
            <text:p>£1.03</text:p>
          </table:table-cell>
          <table:table-cell/>
          <table:table-cell office:value-type="string" calcext:value-type="string">
            <text:p>Or 16V 2284761 £0.05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Through hole parts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ALPS SKHHLUA010</text:p>
          </table:table-cell>
          <table:table-cell office:value-type="string" calcext:value-type="string">
            <text:p>SMD right angl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056830" calcext:value-type="float">
            <text:p>2056830</text:p>
          </table:table-cell>
          <table:table-cell table:number-columns-repeated="4"/>
          <table:table-cell office:value-type="currency" office:currency="GBP" office:value="0.09" calcext:value-type="currency">
            <text:p>£0.090</text:p>
          </table:table-cell>
          <table:table-cell table:formula="of:=[.D24]*[.J24]" office:value-type="currency" office:currency="GBP" office:value="0.18" calcext:value-type="currency">
            <text:p>£0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-pin header socket</text:p>
          </table:table-cell>
          <table:table-cell office:value-type="string" calcext:value-type="string">
            <text:p>2212S-08SG-85</text:p>
          </table:table-cell>
          <table:table-cell office:value-type="string" calcext:value-type="string">
            <text:p>2.54mm pitch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593463" calcext:value-type="float">
            <text:p>1593463</text:p>
          </table:table-cell>
          <table:table-cell table:number-columns-repeated="2"/>
          <table:table-cell office:value-type="string" calcext:value-type="string">
            <text:p>19-0057</text:p>
          </table:table-cell>
          <table:table-cell/>
          <table:table-cell office:value-type="currency" office:currency="GBP" office:value="0.049" calcext:value-type="currency">
            <text:p>£0.049</text:p>
          </table:table-cell>
          <table:table-cell table:formula="of:=[.D25]*[.J25]" office:value-type="currency" office:currency="GBP" office:value="0.245" calcext:value-type="currency">
            <text:p>£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-pin header socket</text:p>
          </table:table-cell>
          <table:table-cell/>
          <table:table-cell office:value-type="string" calcext:value-type="string">
            <text:p>2.54mm pitc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7-pin header socket</text:p>
          </table:table-cell>
          <table:table-cell/>
          <table:table-cell office:value-type="string" calcext:value-type="string">
            <text:p>2.54mm pitc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19-0085</text:p>
          </table:table-cell>
          <table:table-cell table:number-columns-repeated="2"/>
          <table:table-cell table:formula="of:=[.D27]*[.J27]" office:value-type="currency" office:currency="GBP" office:value="0" calcext:value-type="currency">
            <text:p>£0.00</text:p>
          </table:table-cell>
          <table:table-cell/>
          <table:table-cell office:value-type="string" calcext:value-type="string">
            <text:p>9-way would be better, but less easily sourc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 way 24A terminal block</text:p>
          </table:table-cell>
          <table:table-cell/>
          <table:table-cell office:value-type="string" calcext:value-type="string">
            <text:p>5.08mm pit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067352" calcext:value-type="float">
            <text:p>2067352</text:p>
          </table:table-cell>
          <table:table-cell table:number-columns-repeated="2"/>
          <table:table-cell office:value-type="string" calcext:value-type="string">
            <text:p>21-4405</text:p>
          </table:table-cell>
          <table:table-cell/>
          <table:table-cell office:value-type="currency" office:currency="GBP" office:value="0.715" calcext:value-type="currency">
            <text:p>£0.715</text:p>
          </table:table-cell>
          <table:table-cell table:formula="of:=[.D28]*[.J28]" office:value-type="currency" office:currency="GBP" office:value="0.715" calcext:value-type="currency">
            <text:p>£0.72</text:p>
          </table:table-cell>
          <table:table-cell/>
          <table:table-cell office:value-type="string" calcext:value-type="string">
            <text:p>Alternative 2008010 at £0.909 100 off. Could design for 5.0mm pitch inst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1 pins (total) header strip (5x7-way, 6x2-way, 1x4-way)</text:p>
          </table:table-cell>
          <table:table-cell/>
          <table:table-cell office:value-type="string" calcext:value-type="string">
            <text:p>2.54mm pitc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office:value-type="currency" office:currency="GBP" office:value="0.5" calcext:value-type="currency">
            <text:p>£0.500</text:p>
          </table:table-cell>
          <table:table-cell table:formula="of:=[.D29]*[.J29]" office:value-type="currency" office:currency="GBP" office:value="0.5" calcext:value-type="currency">
            <text:p>£0.50</text:p>
          </table:table-cell>
          <table:table-cell/>
          <table:table-cell office:value-type="string" calcext:value-type="string">
            <text:p>Will be divided into sections. For motors, endstops, thermistors, fa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 pin 2 row header strip gold plated</text:p>
          </table:table-cell>
          <table:table-cell/>
          <table:table-cell office:value-type="string" calcext:value-type="string">
            <text:p>2.54mm pit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22239" calcext:value-type="float">
            <text:p>1022239</text:p>
          </table:table-cell>
          <table:table-cell table:number-columns-repeated="4"/>
          <table:table-cell office:value-type="currency" office:currency="GBP" office:value="0.266" calcext:value-type="currency">
            <text:p>£0.266</text:p>
          </table:table-cell>
          <table:table-cell table:formula="of:=[.D30]*[.J30]" office:value-type="currency" office:currency="GBP" office:value="0.266" calcext:value-type="currency">
            <text:p>£0.27</text:p>
          </table:table-cell>
          <table:table-cell/>
          <table:table-cell office:value-type="string" calcext:value-type="string">
            <text:p>Expansion conne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pin header</text:p>
          </table:table-cell>
          <table:table-cell/>
          <table:table-cell office:value-type="string" calcext:value-type="string">
            <text:p>2.54mm pitch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CB, 2 layer, green FR4, about 100x80x1.6mm, ENI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office:value-type="currency" office:currency="GBP" office:value="1.5" calcext:value-type="currency">
            <text:p>£1.500</text:p>
          </table:table-cell>
          <table:table-cell table:formula="of:=[.D33]*[.J33]" office:value-type="currency" office:currency="GBP" office:value="1.5" calcext:value-type="currency">
            <text:p>£1.50</text:p>
          </table:table-cell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Total parts cost</text:p>
          </table:table-cell>
          <table:table-cell table:number-columns-repeated="3"/>
          <table:table-cell table:style-name="Default"/>
          <table:table-cell table:number-columns-repeated="5"/>
          <table:table-cell table:style-name="ce5" table:formula="of:=SUM([.K7:.K36])" office:value-type="currency" office:currency="GBP" office:value="11.3568" calcext:value-type="currency">
            <text:p>£11.36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With Molex connectors: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 way KK</text:p>
          </table:table-cell>
          <table:table-cell office:value-type="string" calcext:value-type="string">
            <text:p>Molex 22-23-2021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1462926" calcext:value-type="float">
            <text:p>1462926</text:p>
          </table:table-cell>
          <table:table-cell table:number-columns-repeated="3"/>
          <table:table-cell table:style-name="Default"/>
          <table:table-cell office:value-type="currency" office:currency="GBP" office:value="0.0593" calcext:value-type="currency">
            <text:p>£0.059</text:p>
          </table:table-cell>
          <table:table-cell table:formula="of:=[.D42]*[.J42]" office:value-type="currency" office:currency="GBP" office:value="0.3558" calcext:value-type="currency">
            <text:p>£0.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way KK</text:p>
          </table:table-cell>
          <table:table-cell office:value-type="string" calcext:value-type="string">
            <text:p>Molex 22-23-2031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462950" calcext:value-type="float">
            <text:p>1462950</text:p>
          </table:table-cell>
          <table:table-cell table:number-columns-repeated="3"/>
          <table:table-cell table:style-name="Default"/>
          <table:table-cell office:value-type="currency" office:currency="GBP" office:value="0.084" calcext:value-type="currency">
            <text:p>£0.084</text:p>
          </table:table-cell>
          <table:table-cell table:formula="of:=[.D43]*[.J43]" office:value-type="currency" office:currency="GBP" office:value="0.336" calcext:value-type="currency">
            <text:p>£0.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 way KK</text:p>
          </table:table-cell>
          <table:table-cell office:value-type="string" calcext:value-type="string">
            <text:p>Molex 22-23-2041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1462920" calcext:value-type="float">
            <text:p>1462920</text:p>
          </table:table-cell>
          <table:table-cell table:number-columns-repeated="3"/>
          <table:table-cell table:style-name="Default"/>
          <table:table-cell office:value-type="currency" office:currency="GBP" office:value="0.123" calcext:value-type="currency">
            <text:p>£0.123</text:p>
          </table:table-cell>
          <table:table-cell table:formula="of:=[.D44]*[.J44]" office:value-type="currency" office:currency="GBP" office:value="0.738" calcext:value-type="currency">
            <text:p>£0.7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Total parts cost</text:p>
          </table:table-cell>
          <table:table-cell table:number-columns-repeated="3"/>
          <table:table-cell table:style-name="Default" table:number-columns-repeated="6"/>
          <table:table-cell table:formula="of:=[.K37]-[.K29]+SUM([.K42:.K44])" office:value-type="currency" office:currency="GBP" office:value="12.2866" calcext:value-type="currency">
            <text:p>£12.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ssembly cost (estimated, UK assembly)</text:p>
          </table:table-cell>
          <table:table-cell table:number-columns-repeated="3"/>
          <table:table-cell table:style-name="Default"/>
          <table:table-cell table:number-columns-repeated="5"/>
          <table:table-cell office:value-type="currency" office:currency="GBP" office:value="9" calcext:value-type="currency">
            <text:p>£9.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Total parts + assembly cost (inc. Molex connectors)</text:p>
          </table:table-cell>
          <table:table-cell table:style-name="ce1" table:number-columns-repeated="4"/>
          <table:table-cell table:style-name="ce3" table:number-columns-repeated="5"/>
          <table:table-cell table:style-name="ce5" table:formula="of:=[.K46]+[.K48]" office:value-type="currency" office:currency="GBP" office:value="21.2866" calcext:value-type="currency">
            <text:p>£21.29</text:p>
          </table:table-cell>
          <table:table-cell table:style-name="ce1"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3S4B pin usag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in assignm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SAM3S4B special function</text:p>
          </table:table-cell>
          <table:table-cell table:style-name="ce1" office:value-type="string" calcext:value-type="string">
            <text:p>RK function</text:p>
          </table:table-cell>
          <table:table-cell table:style-name="ce1" office:value-type="string" calcext:value-type="string">
            <text:p>SAM3X8E special function</text:p>
          </table:table-cell>
          <table:table-cell table:style-name="ce1" office:value-type="string" calcext:value-type="string">
            <text:p>Duet func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Expansion encoder 1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E0 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PWMH1</text:p>
          </table:table-cell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E0 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SCK0, PWMH2</text:p>
          </table:table-cell>
          <table:table-cell office:value-type="string" calcext:value-type="string">
            <text:p>Expansion encoder 2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Expansion A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TWD0, NPCS3</text:p>
          </table:table-cell>
          <table:table-cell office:value-type="string" calcext:value-type="string">
            <text:p>Expansion TWD</text:p>
          </table:table-cell>
          <table:table-cell/>
          <table:table-cell office:value-type="string" calcext:value-type="string">
            <text:p>Z st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Expansion TWC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Bed therm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RxD0, NPCS3</text:p>
          </table:table-cell>
          <table:table-cell office:value-type="string" calcext:value-type="string">
            <text:p>ESP8266 out</text:p>
          </table:table-cell>
          <table:table-cell/>
          <table:table-cell office:value-type="string" calcext:value-type="string">
            <text:p>E0 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TxD0, PWMH3</text:p>
          </table:table-cell>
          <table:table-cell office:value-type="string" calcext:value-type="string">
            <text:p>ESP8266 in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0 therm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X endstop</text:p>
          </table:table-cell>
          <table:table-cell/>
          <table:table-cell office:value-type="string" calcext:value-type="string">
            <text:p>E0 st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Y endstop</text:p>
          </table:table-cell>
          <table:table-cell/>
          <table:table-cell office:value-type="string" calcext:value-type="string">
            <text:p>Expansion URx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URXD0, NPCS1</text:p>
          </table:table-cell>
          <table:table-cell office:value-type="string" calcext:value-type="string">
            <text:p>Expansion URxD</text:p>
          </table:table-cell>
          <table:table-cell/>
          <table:table-cell office:value-type="string" calcext:value-type="string">
            <text:p>Expansion UTx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UTXD0, NPCS2</text:p>
          </table:table-cell>
          <table:table-cell office:value-type="string" calcext:value-type="string">
            <text:p>Expansion UTxD</text:p>
          </table:table-cell>
          <table:table-cell/>
          <table:table-cell office:value-type="string" calcext:value-type="string">
            <text:p>Expansion Rx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NPCS0, PWMH0</text:p>
          </table:table-cell>
          <table:table-cell office:value-type="string" calcext:value-type="string">
            <text:p>Expansion SS</text:p>
          </table:table-cell>
          <table:table-cell/>
          <table:table-cell office:value-type="string" calcext:value-type="string">
            <text:p>Expansion Tx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MISO, PWMH1</text:p>
          </table:table-cell>
          <table:table-cell office:value-type="string" calcext:value-type="string">
            <text:p>Expansion MISO</text:p>
          </table:table-cell>
          <table:table-cell/>
          <table:table-cell office:value-type="string" calcext:value-type="string">
            <text:p>Expansion Rx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MOSI, PWMH2</text:p>
          </table:table-cell>
          <table:table-cell office:value-type="string" calcext:value-type="string">
            <text:p>Expansion MOSI</text:p>
          </table:table-cell>
          <table:table-cell/>
          <table:table-cell office:value-type="string" calcext:value-type="string">
            <text:p>Expansion Tx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SPCK, PWMH3</text:p>
          </table:table-cell>
          <table:table-cell office:value-type="string" calcext:value-type="string">
            <text:p>Expansion SPCK</text:p>
          </table:table-cell>
          <table:table-cell/>
          <table:table-cell office:value-type="string" calcext:value-type="string">
            <text:p>Expansion RT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Expansion encoder 3</text:p>
          </table:table-cell>
          <table:table-cell/>
          <table:table-cell office:value-type="string" calcext:value-type="string">
            <text:p>Expansion CT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6</text:p>
          </table:table-cell>
          <table:table-cell office:value-type="string" calcext:value-type="string">
            <text:p>PWML2</text:p>
          </table:table-cell>
          <table:table-cell office:value-type="string" calcext:value-type="string">
            <text:p>Bed heater</text:p>
          </table:table-cell>
          <table:table-cell/>
          <table:table-cell office:value-type="string" calcext:value-type="string">
            <text:p>Expansion PA16/AD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7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Bed thermistor</text:p>
          </table:table-cell>
          <table:table-cell/>
          <table:table-cell office:value-type="string" calcext:value-type="string">
            <text:p>Expansion(?) TW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8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0 thermistor</text:p>
          </table:table-cell>
          <table:table-cell/>
          <table:table-cell office:value-type="string" calcext:value-type="string">
            <text:p>TWCK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9</text:p>
          </table:table-cell>
          <table:table-cell office:value-type="string" calcext:value-type="string">
            <text:p>AD2, PWML0</text:p>
          </table:table-cell>
          <table:table-cell office:value-type="string" calcext:value-type="string">
            <text:p>E1 header</text:p>
          </table:table-cell>
          <table:table-cell/>
          <table:table-cell office:value-type="string" calcext:value-type="string">
            <text:p>MC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0</text:p>
          </table:table-cell>
          <table:table-cell office:value-type="string" calcext:value-type="string">
            <text:p>AD3, PWML1</text:p>
          </table:table-cell>
          <table:table-cell office:value-type="string" calcext:value-type="string">
            <text:p>E0 heater</text:p>
          </table:table-cell>
          <table:table-cell/>
          <table:table-cell office:value-type="string" calcext:value-type="string">
            <text:p>MCC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1</text:p>
          </table:table-cell>
          <table:table-cell office:value-type="string" calcext:value-type="string">
            <text:p>AD8, RxD1</text:p>
          </table:table-cell>
          <table:table-cell office:value-type="string" calcext:value-type="string">
            <text:p>Z probe in</text:p>
          </table:table-cell>
          <table:table-cell/>
          <table:table-cell office:value-type="string" calcext:value-type="string">
            <text:p>MCDA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2</text:p>
          </table:table-cell>
          <table:table-cell office:value-type="string" calcext:value-type="string">
            <text:p>AD9, TxD1, NPCS3</text:p>
          </table:table-cell>
          <table:table-cell office:value-type="string" calcext:value-type="string">
            <text:p>Z probe out</text:p>
          </table:table-cell>
          <table:table-cell/>
          <table:table-cell office:value-type="string" calcext:value-type="string">
            <text:p>MCDA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3</text:p>
          </table:table-cell>
          <table:table-cell office:value-type="string" calcext:value-type="string">
            <text:p>SCK1, PWMH0</text:p>
          </table:table-cell>
          <table:table-cell office:value-type="string" calcext:value-type="string">
            <text:p>Zendstop</text:p>
          </table:table-cell>
          <table:table-cell/>
          <table:table-cell office:value-type="string" calcext:value-type="string">
            <text:p>MCDA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4</text:p>
          </table:table-cell>
          <table:table-cell office:value-type="string" calcext:value-type="string">
            <text:p>RTS1, PWMH1</text:p>
          </table:table-cell>
          <table:table-cell office:value-type="string" calcext:value-type="string">
            <text:p>Fan 1 (pwm)</text:p>
          </table:table-cell>
          <table:table-cell/>
          <table:table-cell office:value-type="string" calcext:value-type="string">
            <text:p>MCDA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5</text:p>
          </table:table-cell>
          <table:table-cell office:value-type="string" calcext:value-type="string">
            <text:p>CTS1, PWMH2</text:p>
          </table:table-cell>
          <table:table-cell office:value-type="string" calcext:value-type="string">
            <text:p>XYZ enable</text:p>
          </table:table-cell>
          <table:table-cell/>
          <table:table-cell office:value-type="string" calcext:value-type="string">
            <text:p>SPI_MI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6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SPI_MO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7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SPI_SP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8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SPI_NPCS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9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SPI_NPC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30</text:p>
          </table:table-cell>
          <table:table-cell office:value-type="string" calcext:value-type="string">
            <text:p>MCDA0, NPCS2, PWML2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31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PWMH0, AD4</text:p>
          </table:table-cell>
          <table:table-cell office:value-type="string" calcext:value-type="string">
            <text:p>E1 thermistor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PWMH1, AD5</text:p>
          </table:table-cell>
          <table:table-cell office:value-type="string" calcext:value-type="string">
            <text:p>X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URXD1, AD6</text:p>
          </table:table-cell>
          <table:table-cell office:value-type="string" calcext:value-type="string">
            <text:p>Y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UTXD1, AD7</text:p>
          </table:table-cell>
          <table:table-cell office:value-type="string" calcext:value-type="string">
            <text:p>Z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PWMH2</text:p>
          </table:table-cell>
          <table:table-cell office:value-type="string" calcext:value-type="string">
            <text:p>E0 enable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PWML0</text:p>
          </table:table-cell>
          <table:table-cell office:value-type="string" calcext:value-type="string">
            <text:p>E0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E1 enable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E1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DDM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OTGVBO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DDP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OTG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Erase, PWML1</text:p>
          </table:table-cell>
          <table:table-cell office:value-type="string" calcext:value-type="string">
            <text:p>Erase</text:p>
          </table:table-cell>
          <table:table-cell/>
          <table:table-cell office:value-type="string" calcext:value-type="string">
            <text:p>TW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DAC0, PWML2, NPCS2</text:p>
          </table:table-cell>
          <table:table-cell office:value-type="string" calcext:value-type="string">
            <text:p>Axis current</text:p>
          </table:table-cell>
          <table:table-cell/>
          <table:table-cell office:value-type="string" calcext:value-type="string">
            <text:p>TWCK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DAC1, PWMH3</text:p>
          </table:table-cell>
          <table:table-cell office:value-type="string" calcext:value-type="string">
            <text:p>Extruder current</text:p>
          </table:table-cell>
          <table:table-cell/>
          <table:table-cell office:value-type="string" calcext:value-type="string">
            <text:p>Expansion PWMH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B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B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D_C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3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3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r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fa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WML0</text:p>
          </table:table-cell>
          <table:table-cell office:value-type="string" calcext:value-type="string">
            <text:p>Fan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WML3</text:p>
          </table:table-cell>
          <table:table-cell office:value-type="string" calcext:value-type="string">
            <text:p>E0 he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4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WML7</text:p>
          </table:table-cell>
          <table:table-cell office:value-type="string" calcext:value-type="string">
            <text:p>Bed he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 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 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 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3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3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D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 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 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 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 st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X 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X 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X 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X st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S_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3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3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otal I/O pins: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Used by Era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d by USB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d by SDHC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d by crysta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ins left</text:p>
          </table:table-cell>
          <table:table-cell table:style-name="ce6" table:formula="of:=[.B139]-SUM([.B140:.B143])" office:value-type="float" office:value="36" calcext:value-type="float">
            <text:p>36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stop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ssuming no E0 ends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suming all s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ssuming XYZ s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 curre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 for XYZ, 1 for extrud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er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prob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8266 Tx, R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8266 Pro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pansion pins left</text:p>
          </table:table-cell>
          <table:table-cell table:style-name="ce1" table:formula="of:=[.B145]-SUM([.B147:.B158])" office:value-type="float" office:value="10" calcext:value-type="float">
            <text:p>10</text:p>
          </table:table-cell>
          <table:table-cell table:style-name="ce1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pansion pin breakdow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nelDue Tx, R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wo of them also feed 5V buffers for 128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so possibility of using them for ADC inpu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 expansion pins</text:p>
          </table:table-cell>
          <table:table-cell table:style-name="ce1" table:formula="of:=SUM([.B164:.B168])" office:value-type="float" office:value="11" calcext:value-type="float">
            <text:p>11</text:p>
          </table:table-cell>
          <table:table-cell table:style-name="ce1" table:number-columns-repeated="1022"/>
        </table:table-row>
      </table:table>
      <table:table table:name="Microstepping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Misc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Microstepping (MS0 is next to EN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0/MS1</text:p>
          </table:table-cell>
          <table:table-cell office:value-type="string" calcext:value-type="string">
            <text:p>M1/MS2</text:p>
          </table:table-cell>
          <table:table-cell office:value-type="string" calcext:value-type="string">
            <text:p>M2/MS3</text:p>
          </table:table-cell>
          <table:table-cell office:value-type="string" calcext:value-type="string">
            <text:p>A4982</text:p>
          </table:table-cell>
          <table:table-cell office:value-type="string" calcext:value-type="string">
            <text:p>A4988</text:p>
          </table:table-cell>
          <table:table-cell office:value-type="string" calcext:value-type="string">
            <text:p>DRV8825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number-columns-repeated="3" office:value-type="string" calcext:value-type="string">
            <text:p>Full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office:value-type="string" calcext:value-type="string">
            <text:p>½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¼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/16</text:p>
          </table:table-cell>
          <table:table-cell table:number-columns-repeated="2" office:value-type="string" calcext:value-type="string">
            <text:p>“1/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/16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/3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/32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1/16</text:p>
          </table:table-cell>
          <table:table-cell office:value-type="string" calcext:value-type="string">
            <text:p>1/3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clusion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S1, MS2 connect together, generally H, but L for 1/16 on drv8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3 always 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currency-style style:name="N115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5P0"/>
    </number:currency-style>
    <number:percentage-style style:name="N116">
      <number:number number:decimal-places="1" number:min-integer-digits="1"/>
      <number:text>%</number:text>
    </number:percentage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5:37:17.3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09:24:25.800000000</meta:creation-date>
    <dc:date>2016-02-21T15:43:01.629000000</dc:date>
    <meta:editing-duration>P13DT12H6M19S</meta:editing-duration>
    <meta:editing-cycles>188</meta:editing-cycles>
    <meta:generator>LibreOffice/4.4.5.2$Windows_x86 LibreOffice_project/a22f674fd25a3b6f45bdebf25400ed2adff0ff99</meta:generator>
    <meta:document-statistic meta:table-count="3" meta:cell-count="747" meta:object-count="0"/>
  </office:meta>
</office:document-meta>
</file>